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výrazňovanie syntaxe na základe meta-modelu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echnická Univerzita v Košiciach</text:span></text:p>
            <text:p><text:span text:style-name="T1">Fakulta Elektrotechniky a Informatiky</text:span></text:p>
            <text:p><text:span text:style-name="T1"/></text:p>
            <text:p><text:span text:style-name="T1"/></text:p>
            <text:p><text:span text:style-name="T1">Matej Gagy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ácia jazyka a zvýrazňovania syntaxe sú dva redundantné kroky</text:p>
              </text:list-item>
              <text:list-item>
                <text:p>Pre každý editor musíme implementovať zvýrazňovanie syntaxe zvlásť</text:p>
              </text:list-item>
              <text:list-item>
                <text:p>Nástroj YajCo je vhodný pre unifikáciu týchto proces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ieľ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utomatizácia zvýrazňovania syntaxe na základe meta-modelu gramatiky</text:p>
              </text:list-item>
              <text:list-item>
                <text:p>Podpora viacerých editorov</text:p>
              </text:list-item>
              <text:list-item>
                <text:p>Diskutovať pokročilejšie metódy analyzý gramatiky a využiteľnosť v nadväzujúcich prác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todika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ýber editorov a analýza ich konfiguračného formátu</text:p>
              </text:list-item>
              <text:list-item>
                <text:p>Návrh univerzálneho modelu syntaxu jazyka</text:p>
              </text:list-item>
              <text:list-item>
                <text:p>Návrh a overenie pravidiel procesu transformácie modelu pre rôzne cieľové editori</text:p>
              </text:list-item>
              <text:list-item>
                <text:p>Diskusia metód vhodných pre pokročilejšie dotazovanie a kategorizáciu regulárnych výrazov podľa pravidiel transformácie mode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me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mplementovali sme šablóny konfigurácie a ošetrili rozdiely medzi editormi:</text:p>
                <text:list>
                  <text:list-item>
                    <text:p>Kate</text:p>
                    <text:list>
                      <text:list-item>
                        <text:p>KatePart component pokrýva každé IDE pre prostredie KDE)</text:p>
                      </text:list-item>
                    </text:list>
                  </text:list-item>
                  <text:list-item>
                    <text:p>Gedit</text:p>
                    <text:list>
                      <text:list-item>
                        <text:p>GSourceView component pokrýva každé IDE využívajúce GUI knižnicu GTK+ a prostredie Gno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Diskutovali sme nekompitibilitu rôznych modelov</text:p>
              </text:list-item>
              <text:list-item>
                <text:p>Našli sme metódu aplikovateľnú pri zdokonaľóvaní transformačných pravidi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Záv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mplementácia nástroja Syntaxer bola čiastočne úspešná</text:p>
              </text:list-item>
              <text:list-item>
                <text:p>Rozdieli medzi jednotlivými editormi nás prinútili redukovať množinu cieľových editorov</text:p>
              </text:list-item>
              <text:list-item>
                <text:p>Rozdieli medzi modelom syntaxu YajCo a editorov predstavili nové problémy z oblasti stavových automatov a regulárnych výrazo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8" draw:text-style-name="P2" draw:layer="layout" svg:width="25.199cm" svg:height="16.256cm" svg:x="1.4cm" svg:y="0.837cm" presentation:class="subtitle">
          <draw:text-box>
            <text:p text:style-name="P2"><text:span text:style-name="T2">Dakujem za pozornos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17T08:36:19</dc:date>
    <meta:editing-duration>PT7H1M37S</meta:editing-duration>
    <meta:editing-cycles>5</meta:editing-cycles>
    <meta:generator>LibreOffice/4.0.2.2$Linux_X86_64 LibreOffice_project/400m0$Build-2</meta:generator>
    <meta:document-statistic meta:object-count="60"/>
  </office:meta>
</office:document-meta>
</file>